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317.62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5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ackground-color="#ffff00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0180711Kontrolle_erweiter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um des Antrages</text:p>
          </table:table-cell>
          <table:table-cell table:style-name="ce6" office:value-type="string" calcext:value-type="string">
            <text:p>11.07.2018</text:p>
          </table:table-cell>
          <table:table-cell/>
        </table:table-row>
        <table:table-row table:style-name="ro1">
          <table:table-cell office:value-type="string" calcext:value-type="string">
            <text:p>Abstimmendes Gremium</text:p>
          </table:table-cell>
          <table:table-cell table:style-name="ce5" office:value-type="string" calcext:value-type="string">
            <text:p>Jugendausschuss</text:p>
          </table:table-cell>
          <table:table-cell/>
        </table:table-row>
        <table:table-row table:style-name="ro1">
          <table:table-cell office:value-type="string" calcext:value-type="string">
            <text:p>Titel des Antrags</text:p>
          </table:table-cell>
          <table:table-cell table:style-name="ce5" office:value-type="string" calcext:value-type="string">
            <text:p>Kontrolle erweitertes Führungszeugniss</text:p>
          </table:table-cell>
          <table:table-cell/>
        </table:table-row>
        <table:table-row table:style-name="ro2">
          <table:table-cell office:value-type="string" calcext:value-type="string">
            <text:p>Antragstext</text:p>
          </table:table-cell>
          <table:table-cell table:style-name="ce5" office:value-type="string" calcext:value-type="string">
            <text:p>Vorzeigen des aktuellen erweiterten Führungszeugnis aller 2 Jahre für Jugendleiter*innen und Hilfsbetreuer*innen.</text:p>
            <text:p>Konsequenz falls kein Vorzeigen: Keine Teilnahme an Aktionen mit der Jugend möglich.</text:p>
          </table:table-cell>
          <table:table-cell/>
        </table:table-row>
        <table:table-row table:style-name="ro3">
          <table:table-cell office:value-type="string" calcext:value-type="string">
            <text:p>Begründung</text:p>
          </table:table-cell>
          <table:table-cell table:style-name="ce5" office:value-type="string" calcext:value-type="string">
            <text:p>Eindämmung sexualisierter Gewalst</text:p>
          </table:table-cell>
          <table:table-cell/>
        </table:table-row>
        <table:table-row table:style-name="ro1">
          <table:table-cell office:value-type="string" calcext:value-type="string">
            <text:p>Abstimmungsergebni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für</text:p>
          </table:table-cell>
          <table:table-cell table:style-name="ce7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table:style-name="ce7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table:style-name="ce5" office:value-type="string" calcext:value-type="string">
            <text:p>Angenommen</text:p>
          </table:table-cell>
          <table:table-cell/>
        </table:table-row>
        <table:table-row table:style-name="ro1">
          <table:table-cell office:value-type="string" calcext:value-type="string">
            <text:p>Anhang</text:p>
          </table:table-cell>
          <table:table-cell table:style-name="ce4" office:value-type="string" calcext:value-type="string">
            <text:p>20180711Kontrolle_erweiterte_Anhang1.pdf,20180711Kontrolle_erweiterte_Anhang2.pdf</text:p>
          </table:table-cell>
          <table:table-cell/>
        </table:table-row>
        <table:table-row table:style-name="ro1">
          <table:table-cell office:value-type="string" calcext:value-type="string">
            <text:p>Beschreibung Anhang</text:p>
          </table:table-cell>
          <table:table-cell table:style-name="ce4" office:value-type="string" calcext:value-type="string">
            <text:p>Entwurf,Verabschiedeter Antrag</text:p>
          </table:table-cell>
          <table:table-cell/>
        </table:table-row>
        <table:table-row table:style-name="ro1">
          <table:table-cell office:value-type="string" calcext:value-type="string">
            <text:p>Schlagwörter</text:p>
          </table:table-cell>
          <table:table-cell table:style-name="ce5" office:value-type="string" calcext:value-type="string">
            <text:p>Sicherheit, Organisation</text:p>
          </table:table-cell>
          <table:table-cell/>
        </table:table-row>
        <table:table-row table:style-name="ro1">
          <table:table-cell table:style-name="ce3" office:value-type="string" calcext:value-type="string">
            <text:p>Vorhande Schlagwörter</text:p>
          </table:table-cell>
          <table:table-cell table:style-name="ce3" office:value-type="string" calcext:value-type="string">
            <text:p>Sicherheit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Organisation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lettergruppen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offene Ausfahrt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Gruppenausfahrten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Finanzielles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Material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Öffentlichkeitsarbeit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Dringlichkeitsantra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Änderungsanträge?</text:p>
          </table:table-cell>
          <table:table-cell table:style-name="ce5" office:value-type="string" calcext:value-type="string">
            <text:p>Ja/Nein</text:p>
          </table:table-cell>
          <table:table-cell/>
        </table:table-row>
        <table:table-row table:style-name="ro1">
          <table:table-cell office:value-type="string" calcext:value-type="string">
            <text:p>Vorschlag</text:p>
          </table:table-cell>
          <table:table-cell table:style-name="ce4" office:value-type="string" calcext:value-type="string">
            <text:p>Aus den angegeben 2 Jahren, 5 Jahre machen</text:p>
          </table:table-cell>
          <table:table-cell/>
        </table:table-row>
        <table:table-row table:style-name="ro1">
          <table:table-cell office:value-type="string" calcext:value-type="string">
            <text:p>Begründung</text:p>
          </table:table-cell>
          <table:table-cell table:style-name="ce4" office:value-type="string" calcext:value-type="string">
            <text:p>DAV richtlinei</text:p>
          </table:table-cell>
          <table:table-cell/>
        </table:table-row>
        <table:table-row table:style-name="ro1">
          <table:table-cell office:value-type="string" calcext:value-type="string">
            <text:p>Dafür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table:style-name="ce8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table:style-name="ce8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table:style-name="ce4" office:value-type="string" calcext:value-type="string">
            <text:p>Abgeleh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orschlag</text:p>
          </table:table-cell>
          <table:table-cell table:style-name="ce4" office:value-type="string" calcext:value-type="string">
            <text:p>Gesamten Antragstext mit Gender* versehen</text:p>
          </table:table-cell>
          <table:table-cell/>
        </table:table-row>
        <table:table-row table:style-name="ro1">
          <table:table-cell office:value-type="string" calcext:value-type="string">
            <text:p>Begründung</text:p>
          </table:table-cell>
          <table:table-cell table:style-name="ce4" office:value-type="string" calcext:value-type="string">
            <text:p>DAV richtlinei</text:p>
          </table:table-cell>
          <table:table-cell/>
        </table:table-row>
        <table:table-row table:style-name="ro1">
          <table:table-cell office:value-type="string" calcext:value-type="string">
            <text:p>Dafür</text:p>
          </table:table-cell>
          <table:table-cell table:style-name="ce8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table:style-name="ce8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table:style-name="ce4" office:value-type="string" calcext:value-type="string">
            <text:p>Angenomm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/>
          <table:table-cell office:value-type="string" calcext:value-type="string">
            <text:p>Informative Felder zum Ausfüllen der Schlagwörter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Optionale Felder. Löschen wenn keine Anhäng(e) oder Änderungsanträg(e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Pflichtfeld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0" office:value-type="string" calcext:value-type="string">
            <text:p>Vorghen (nicht in dieser Datei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offic oder exel ausfühllen</text:p>
          </table:table-cell>
          <table:table-cell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Abstimmungsergebnisse sollte nach Möglichkeit in Zahlen angegeben werden. Wenn nicht mehr raus zu kriegen dann „Mehrheitlich“ und „In Unterzahl“ nutzen</text:p>
          </table:table-cell>
          <table:table-cell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Anhang(Zeile11) immer als PDF, wenn mehrere dann mit Komma(,) die Anhänge trennen. Die Titel der Anhänge in der Nächsten Zeile auch mit Komma(,) trennen</text:p>
          </table:table-cell>
          <table:table-cell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enn Änderungsanträge vohanden sind, dann in Zeile 24 ja eingeben und die nächsten 6 Zeilen ausfüllen. Wenn weitere Änderungsanträge sind, dann Lehrzeile lassen und die 6 Zeilen kopieren. USW.</text:p>
          </table:table-cell>
          <table:table-cell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Möglichst Genau ausfüllen (kann ruhig lang sein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ichern/exportieren als csv Datei (UFT8, Feldtrenner=;, Zeichenkettentrenner=“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.00.0000</text:date>, <text:time style:data-style-name="N2" text:time-value="20:51:50.9276529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6T21:12:31.342853966</dc:date>
    <meta:editing-duration>PT22M7S</meta:editing-duration>
    <meta:editing-cycles>6</meta:editing-cycles>
    <meta:generator>LibreOffice/6.2.2.2$Linux_X86_64 LibreOffice_project/20$Build-2</meta:generator>
    <meta:document-statistic meta:table-count="1" meta:cell-count="77" meta:object-count="0"/>
  </office:meta>
</office:document-meta>
</file>